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A0000003229BA6F01.png"/>
  <manifest:file-entry manifest:media-type="image/png" manifest:full-path="Pictures/10000000000003A60000013991BBC9B6.png"/>
  <manifest:file-entry manifest:media-type="image/png" manifest:full-path="Pictures/10000000000003CF000000988CD32EA8.png"/>
  <manifest:file-entry manifest:media-type="image/png" manifest:full-path="Pictures/100000000000053A000000ABCF89997B.png"/>
  <manifest:file-entry manifest:media-type="image/png" manifest:full-path="Pictures/1000000000000248000001115ED0E4CB.png"/>
  <manifest:file-entry manifest:media-type="image/png" manifest:full-path="Pictures/100000000000051F0000009EA3DB6274.png"/>
  <manifest:file-entry manifest:media-type="image/png" manifest:full-path="Pictures/1000000000000282000000E134A744AD.png"/>
  <manifest:file-entry manifest:media-type="image/png" manifest:full-path="Pictures/10000000000003470000004E48F610CA.png"/>
  <manifest:file-entry manifest:media-type="image/png" manifest:full-path="Pictures/10000000000004E3000000E35DCCBFA3.png"/>
  <manifest:file-entry manifest:media-type="image/png" manifest:full-path="Pictures/10000000000005240000008BF5A03E2B.png"/>
  <manifest:file-entry manifest:media-type="image/png" manifest:full-path="Pictures/10000000000000CD00000027B0AD8618.png"/>
  <manifest:file-entry manifest:media-type="image/png" manifest:full-path="Pictures/10000000000005220000008B7D3DA847.png"/>
  <manifest:file-entry manifest:media-type="image/png" manifest:full-path="Pictures/10000000000001A20000007FB18CEDB7.png"/>
  <manifest:file-entry manifest:media-type="image/png" manifest:full-path="Pictures/100000000000053B000000A9A1543B44.png"/>
  <manifest:file-entry manifest:media-type="image/png" manifest:full-path="Pictures/100000000000018300000035DD6D64ED.png"/>
  <manifest:file-entry manifest:media-type="image/png" manifest:full-path="Pictures/100000000000052E000000A6B33B3163.png"/>
  <manifest:file-entry manifest:media-type="image/png" manifest:full-path="Pictures/10000000000004440000007CABB78E5E.png"/>
  <manifest:file-entry manifest:media-type="image/png" manifest:full-path="Pictures/10000000000003C80000009E3125365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14</text:p>
      <text:p text:style-name="Standard"/>
      <text:p text:style-name="Standard"/>
      <text:p text:style-name="Standard"/>
      <text:p text:style-name="Standard"><draw:frame draw:style-name="fr2" draw:name="figura22" text:anchor-type="paragraph" svg:width="17cm" svg:height="1.93cm" draw:z-index="1"><draw:image xlink:href="Pictures/10000000000004440000007CABB78E5E.png" xlink:type="simple" xlink:show="embed" xlink:actuate="onLoad"/></draw:frame></text:p>
      <text:p text:style-name="Standard"/>
      <text:p text:style-name="Standard"><draw:frame draw:style-name="fr1" draw:name="figura16" text:anchor-type="paragraph" svg:width="11.06cm" svg:height="3.36cm" draw:z-index="0"><draw:image xlink:href="Pictures/10000000000001A20000007FB18CEDB7.png" xlink:type="simple" xlink:show="embed" xlink:actuate="onLoad"/></draw:frame></text:p>
      <text:p text:style-name="Standard"/>
      <text:p text:style-name="Standard"><draw:frame draw:style-name="fr2" draw:name="figura23" text:anchor-type="paragraph" svg:width="17cm" svg:height="1.794cm" draw:z-index="3"><draw:image xlink:href="Pictures/10000000000005240000008BF5A03E2B.png" xlink:type="simple" xlink:show="embed" xlink:actuate="onLoad"/></draw:frame></text:p>
      <text:p text:style-name="Standard"><draw:frame draw:style-name="fr2" draw:name="figura24" text:anchor-type="paragraph" svg:width="17cm" svg:height="2.649cm" draw:z-index="2"><draw:image xlink:href="Pictures/10000000000003CF000000988CD32EA8.png" xlink:type="simple" xlink:show="embed" xlink:actuate="onLoad"/></draw:frame></text:p>
      <text:p text:style-name="Standard"><draw:frame draw:style-name="fr3" draw:name="figura25" text:anchor-type="paragraph" svg:width="10.239cm" svg:height="1.402cm" draw:z-index="4"><draw:image xlink:href="Pictures/100000000000018300000035DD6D64ED.png" xlink:type="simple" xlink:show="embed" xlink:actuate="onLoad"/></draw:frame></text:p>
      <text:p text:style-name="Standard"><draw:frame draw:style-name="fr2" draw:name="figura26" text:anchor-type="paragraph" svg:width="17cm" svg:height="2.171cm" draw:z-index="5"><draw:image xlink:href="Pictures/100000000000053A000000ABCF89997B.png" xlink:type="simple" xlink:show="embed" xlink:actuate="onLoad"/></draw:frame></text:p>
      <text:p text:style-name="Standard"><draw:frame draw:style-name="fr2" draw:name="figura27" text:anchor-type="paragraph" svg:width="17cm" svg:height="3.083cm" draw:z-index="6"><draw:image xlink:href="Pictures/10000000000004E3000000E35DCCBFA3.png" xlink:type="simple" xlink:show="embed" xlink:actuate="onLoad"/></draw:frame></text:p>
      <text:p text:style-name="Standard"><draw:frame draw:style-name="fr2" draw:name="figura28" text:anchor-type="paragraph" svg:width="17cm" svg:height="1.58cm" draw:z-index="7"><draw:image xlink:href="Pictures/10000000000003470000004E48F610CA.png" xlink:type="simple" xlink:show="embed" xlink:actuate="onLoad"/></draw:frame></text:p>
      <text:p text:style-name="Standard"><draw:frame draw:style-name="fr2" draw:name="figura29" text:anchor-type="paragraph" svg:width="17cm" svg:height="2.775cm" draw:z-index="8"><draw:image xlink:href="Pictures/10000000000003C80000009E31253651.png" xlink:type="simple" xlink:show="embed" xlink:actuate="onLoad"/></draw:frame><text:soft-page-break/></text:p>
      <text:p text:style-name="Standard"><draw:frame draw:style-name="fr3" draw:name="figura30" text:anchor-type="paragraph" svg:width="5.424cm" svg:height="1.032cm" draw:z-index="9"><draw:image xlink:href="Pictures/10000000000000CD00000027B0AD8618.png" xlink:type="simple" xlink:show="embed" xlink:actuate="onLoad"/></draw:frame></text:p>
      <text:p text:style-name="Standard"><draw:frame draw:style-name="fr2" draw:name="figura31" text:anchor-type="paragraph" svg:width="17cm" svg:height="1.797cm" draw:z-index="10"><draw:image xlink:href="Pictures/10000000000005220000008B7D3DA847.png" xlink:type="simple" xlink:show="embed" xlink:actuate="onLoad"/></draw:frame></text:p>
      <text:p text:style-name="Standard"><draw:frame draw:style-name="fr2" draw:name="figura32" text:anchor-type="paragraph" svg:width="17cm" svg:height="2.145cm" draw:z-index="11"><draw:image xlink:href="Pictures/100000000000053B000000A9A1543B44.png" xlink:type="simple" xlink:show="embed" xlink:actuate="onLoad"/></draw:frame></text:p>
      <text:p text:style-name="Standard"/>
      <text:p text:style-name="Standard"><draw:frame draw:style-name="fr2" draw:name="figura33" text:anchor-type="paragraph" svg:width="17cm" svg:height="5.696cm" draw:z-index="12"><draw:image xlink:href="Pictures/10000000000003A60000013991BBC9B6.png" xlink:type="simple" xlink:show="embed" xlink:actuate="onLoad"/></draw:frame></text:p>
      <text:p text:style-name="Standard"><draw:frame draw:style-name="fr2" draw:name="figura34" text:anchor-type="paragraph" svg:width="17cm" svg:height="2.127cm" draw:z-index="13"><draw:image xlink:href="Pictures/100000000000052E000000A6B33B3163.png" xlink:type="simple" xlink:show="embed" xlink:actuate="onLoad"/></draw:frame></text:p>
      <text:p text:style-name="Standard"/>
      <text:p text:style-name="Standard"><draw:frame draw:style-name="fr2" draw:name="figura1" text:anchor-type="paragraph" svg:width="17cm" svg:height="2.048cm" draw:z-index="14"><draw:image xlink:href="Pictures/100000000000051F0000009EA3DB6274.png" xlink:type="simple" xlink:show="embed" xlink:actuate="onLoad"/></draw:frame></text:p>
      <text:p text:style-name="Standard"><draw:frame draw:style-name="fr1" draw:name="figura2" text:anchor-type="paragraph" svg:width="16.986cm" svg:height="5.953cm" draw:z-index="15"><draw:image xlink:href="Pictures/1000000000000282000000E134A744AD.png" xlink:type="simple" xlink:show="embed" xlink:actuate="onLoad"/></draw:frame><text:soft-page-break/></text:p>
      <text:p text:style-name="Standard"><draw:frame draw:style-name="fr3" draw:name="figura3" text:anchor-type="paragraph" svg:width="15.452cm" svg:height="7.223cm" draw:z-index="16"><draw:image xlink:href="Pictures/1000000000000248000001115ED0E4CB.png" xlink:type="simple" xlink:show="embed" xlink:actuate="onLoad"/></draw:frame></text:p>
      <text:p text:style-name="Standard"><draw:frame draw:style-name="fr3" draw:name="figura4" text:anchor-type="paragraph" svg:width="10.001cm" svg:height="1.323cm" draw:z-index="17"><draw:image xlink:href="Pictures/100000000000017A0000003229BA6F0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12T16:49:26.26</meta:creation-date>
    <meta:document-statistic meta:table-count="0" meta:image-count="18" meta:object-count="0" meta:page-count="3" meta:paragraph-count="1" meta:word-count="2" meta:character-count="8"/>
    <dc:date>2018-02-12T16:51:27.13</dc:date>
    <dc:creator>Damaso Roese </dc:creator>
    <meta:editing-duration>PT00H02M01S</meta:editing-duration>
    <meta:editing-cycles>1</meta:editing-cycles>
    <meta:generator>BrOffice.org/3.2$Win32 OpenOffice.org_project/320m12$Build-9483</meta:generator>
  </office:meta>
</office:document-meta>
</file>